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weight="bold" style:font-weight-asian="bold" style:font-weight-complex="bold" fo:font-size="16pt" style:font-size-asian="16pt" style:font-size-complex="16pt"/>
    </style:style>
    <style:style style:name="P5" style:parent-style-name="Normal" style:family="paragraph">
      <style:text-properties fo:font-weight="bold" style:font-weight-asian="bold" style:font-weight-complex="bold" fo:font-size="16pt" style:font-size-asian="16pt" style:font-size-complex="16pt"/>
    </style:style>
    <style:style style:name="P6" style:parent-style-name="Normal" style:family="paragraph">
      <style:text-properties fo:font-weight="bold" style:font-weight-asian="bold" style:font-weight-complex="bold" fo:font-size="16pt" style:font-size-asian="16pt" style:font-size-complex="16pt"/>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fo:font-size="16pt" style:font-size-asian="16pt" style:font-size-complex="16pt"/>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family="paragraph">
      <style:text-properties fo:font-weight="bold" style:font-weight-asian="bold" style:font-weight-complex="bold" fo:font-size="16pt" style:font-size-asian="16pt" style:font-size-complex="16pt"/>
    </style:style>
    <style:style style:name="P11" style:parent-style-name="Normal" style:family="paragraph">
      <style:text-properties fo:font-weight="bold" style:font-weight-asian="bold" style:font-weight-complex="bold" fo:font-size="16pt" style:font-size-asian="16pt" style:font-size-complex="16pt"/>
    </style:style>
    <style:style style:name="P12" style:parent-style-name="Normal" style:family="paragraph">
      <style:text-properties fo:font-weight="bold" style:font-weight-asian="bold" style:font-weight-complex="bold" fo:font-size="16pt" style:font-size-asian="16pt" style:font-size-complex="16pt"/>
    </style:style>
    <style:style style:name="P13" style:parent-style-name="Normal" style:family="paragraph">
      <style:text-properties fo:font-weight="bold" style:font-weight-asian="bold" style:font-weight-complex="bold" fo:font-size="16pt" style:font-size-asian="16pt" style:font-size-complex="16pt"/>
    </style:style>
  </office:automatic-styles>
  <office:body>
    <office:text text:use-soft-page-breaks="true">
      <text:p text:style-name="P1">Introduction :</text:p>
      <text:p text:style-name="P2">J’ai mis du temps à oser me lancer dans l’aventure OpenClassrooms, du fait de ma timidité j’étais effrayé par les sessions mentora et le fait de devoir présenter des soutenances. Ma motivation à pris le dessus. Je ne regrette vraiment pas ce parcours, il m’a permis d’évoluer dans quelque chose qui me plait. Cette formation ne pas apporter seulement des compétences technologiques mais aussi des compétences humaines.<text:s/></text:p>
      <text:p text:style-name="P3">Il est très difficile de se motiver tout le long de la formation, sans l’aide de mon mentor je n’y serai jamais parvenu.<text:s/>Le mentor n’est pas juste la pour nous aider lorsqu’on bloque sur un bug, il apporte beaucoup bien plus.</text:p>
      <text:p text:style-name="P4"/>
      <text:p text:style-name="P5">Période du projet 3 :</text:p>
      <text:p text:style-name="Normal">C’est à ce moment que la formation à vraiment commencé pour moi, j’ai découvert depuis zéro le langage Java. Le seul code que j’avais étudié avant c’était du HTML/CSS sur le site du zéro (ancien OpenClassrooms). J’ai donc passé plusieurs mois seulement sur la partie cours du projet 3 (5 mois).</text:p>
      <text:p text:style-name="Normal">Ce projet ma permis le découvrir la joie de rester bloqué sur un problème et de parvenir à le résoudre après plusieurs heures, la satisfaction de voir son code fonctionné.</text:p>
      <text:p text:style-name="Normal"/>
      <text:p text:style-name="P6">Période du projet 4-5 :<text:s/></text:p>
      <text:p text:style-name="Normal">Cette phase de la formation ma fait découvrir une partie que j’ignorais totalement. La préparation d’un projet qui compte tout autant que la partie développement.</text:p>
      <text:p text:style-name="Normal">J’ai vue l’importance de bien se préparer avant de se lancer dans un projet.<text:s/></text:p>
      <text:p text:style-name="Normal"/>
      <text:p text:style-name="P7">Période du projet 6-7 :</text:p>
      <text:p text:style-name="Normal">C’est surement la partie la plus compliqué de la formation. J’ai dû revoir les cours Spring et Maven plusieurs fois afin de bien les assimiler.<text:s/></text:p>
      <text:p text:style-name="Normal">Le site communautaire sur l’escalade ma fait comprendre que je pouvais commencer à faire pas mal de choses.<text:s/></text:p>
      <text:p text:style-name="Normal"/>
      <text:p text:style-name="P8">Période du projet 8 :</text:p>
      <text:p text:style-name="Normal">Cette partie ma permis de découvrir complexité pour déployer une application sur un serveur Debian. La nécessité de savoir exploiter Linux/Ubuntu.<text:s/></text:p>
      <text:p text:style-name="Normal"/>
      <text:p text:style-name="P9">Période du projet 9 :</text:p>
      <text:soft-page-break/>
      <text:p text:style-name="Normal">Ce projet est celui qui m’a le plus donné de plaisir à réaliser. Testeur est vraiment une partie de l’application à part entière.</text:p>
      <text:p text:style-name="Normal">Pour ce projet je ne me suis pas contenté seulement du cours fournit par OpenClassrooms, je me suis lancé dans un livre sur JUnit et Mockito et avec cela une vidéo d’une heure sur l’utilisation des Fakes et le Pattern Builder.</text:p>
      <text:p text:style-name="Normal">C’était donc bien préparé que je me suis lancé à la présentation de se projet.</text:p>
      <text:p text:style-name="Normal"/>
      <text:p text:style-name="P10">Période du projet 10 :</text:p>
      <text:p text:style-name="Normal">C’est dans cette période que j’ai vraiment vue toutes les compétences que j’avais acquis au cours de ma formation. Je me suis rendu compte que compte que peu importe<text:s/>la tache demandée<text:s/>j’avais<text:s/>les moyens<text:s/>de remplir celle-ci.<text:s/></text:p>
      <text:p text:style-name="Normal">J’ai aussi remarquer une progression en revenant sur du code que j’avais fait des mois auparavant, car je pouvais optimiser celui-ci.</text:p>
      <text:p text:style-name="Normal"/>
      <text:p text:style-name="P11">Période du projet 11 :</text:p>
      <text:p text:style-name="Normal">Le projet le plus utile au quotidien, c’est quand j’ai commencé à faire ma veille technologique que je me suis rendu compte que j’aurais du laissé une trace de toutes les informations pertinentes que j’ai récupéré au cours de ma formation.</text:p>
      <text:p text:style-name="Normal">C’est un élément qui me suivra tout au long de ma carrière et je continu de l’alimenter chaque jour.</text:p>
      <text:p text:style-name="Normal"/>
      <text:p text:style-name="P12">Période du projet 12 :</text:p>
      <text:p text:style-name="Normal">Je me suis lancé dans ce projet avec la hâte de finir cette formation.</text:p>
      <text:p text:style-name="Normal">Ce projet ma permit de mettre en action toutes les compétences que j’avais acquise pendant cette formation, j’ai pu voir que dans toutes ses compétences je m’étais amélioré avec la pratique.</text:p>
      <text:p text:style-name="Normal"><text:s/></text:p>
      <text:p text:style-name="P13">Conclusion :</text:p>
      <text:p text:style-name="Normal">Je pense que cette formation ma bien préparé.</text:p>
      <text:p text:style-name="Normal">Le fait de devoir pratiquer dans les exercices des cours et dans les projets aide grandement à 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ann roche</meta:initial-creator>
    <dc:creator>yoann roche</dc:creator>
    <meta:creation-date>2020-03-05T06:27:00Z</meta:creation-date>
    <dc:date>2020-03-05T08:24:00Z</dc:date>
    <meta:template xlink:href="Normal" xlink:type="simple"/>
    <meta:editing-cycles>1</meta:editing-cycles>
    <meta:editing-duration>PT6420S</meta:editing-duration>
    <meta:document-statistic meta:page-count="2" meta:paragraph-count="7" meta:word-count="541" meta:character-count="3513" meta:row-count="24" meta:non-whitespace-character-count="2979"/>
  </office:meta>
</office:document-meta>
</file>